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ForwardModel.addForwards( AnnotationInstance annotation , ForwardContainer container , ClassDeclaration jclass , GenStrutsApp strutsApp , String comment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ForwardModel.addActionOutputs( AnnotationInstance annotation , ClassDeclaration j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enForwardModel.addForwards( Collection forwards , ForwardContainer container , ClassDeclaration jclass , GenStrutsApp strutsApp , String commentSuf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ForwardModel.GenForwardModel( GenStrutsApp parent , AnnotationInstance annotation , ClassDeclaration jclass , String commentSuffix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7">
            <text:p text:style-name="Table_20_Contents">27</text:p>
          </table:table-cell>
          <table:table-cell office:value-type="float" office:value="91">
            <text:p text:style-name="Table_20_Contents">9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